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none" fo:font-weight="bold" officeooo:rsid="001b22ed" officeooo:paragraph-rsid="001b22e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b22ed" officeooo:paragraph-rsid="001b22e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b22ed" officeooo:paragraph-rsid="0031115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cb18a" officeooo:paragraph-rsid="001cb18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cb18a" officeooo:paragraph-rsid="002ec76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b18a" officeooo:paragraph-rsid="001cd02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cb18a" officeooo:paragraph-rsid="0033ae8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cb18a" officeooo:paragraph-rsid="0035207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d9ee0" officeooo:paragraph-rsid="001d9ee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d9ee0" officeooo:paragraph-rsid="001db07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2c70d" officeooo:paragraph-rsid="001b22e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3ad592" officeooo:paragraph-rsid="001d9ee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22ed" officeooo:paragraph-rsid="001b22e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cb18a" officeooo:paragraph-rsid="001cb18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9ee0" officeooo:paragraph-rsid="001d9ee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style:text-underline-style="none" fo:font-weight="normal" officeooo:rsid="001b22ed" officeooo:paragraph-rsid="001b22e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66cc" fo:font-size="12pt" style:text-underline-style="none" fo:font-weight="normal" officeooo:rsid="00311150" officeooo:paragraph-rsid="0031115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66cc" fo:font-size="12pt" style:text-underline-style="none" fo:font-weight="normal" officeooo:rsid="003de6a9" officeooo:paragraph-rsid="003de6a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style:text-underline-style="none" fo:font-weight="normal" officeooo:rsid="001b22ed" officeooo:paragraph-rsid="001b22e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66cc" fo:font-size="12pt" style:text-underline-style="none" fo:font-weight="normal" officeooo:rsid="003e7e13" officeooo:paragraph-rsid="003e7e1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66cc" fo:font-size="12pt" style:text-underline-style="none" fo:font-weight="normal" officeooo:rsid="004396db" officeooo:paragraph-rsid="004396d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66cc" fo:font-size="12pt" style:text-underline-style="none" fo:font-weight="normal" officeooo:rsid="004abebc" officeooo:paragraph-rsid="004abeb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c70d" officeooo:paragraph-rsid="001b22e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467459" officeooo:paragraph-rsid="00467459"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color="#ff0000" fo:font-size="12pt" style:text-underline-style="none" fo:font-weight="normal" officeooo:rsid="00467459" officeooo:paragraph-rsid="00467459" style:font-size-asian="12pt" style:font-weight-asian="normal" style:font-size-complex="12pt" style:font-weight-complex="normal"/>
    </style:style>
    <style:style style:name="T1" style:family="text">
      <style:text-properties officeooo:rsid="001cb18a"/>
    </style:style>
    <style:style style:name="T2" style:family="text">
      <style:text-properties officeooo:rsid="001cd029"/>
    </style:style>
    <style:style style:name="T3" style:family="text">
      <style:text-properties officeooo:rsid="001db07c"/>
    </style:style>
    <style:style style:name="T4" style:family="text">
      <style:text-properties officeooo:rsid="0025b9f0"/>
    </style:style>
    <style:style style:name="T5" style:family="text">
      <style:text-properties officeooo:rsid="002611a9"/>
    </style:style>
    <style:style style:name="T6" style:family="text">
      <style:text-properties officeooo:rsid="002ec765"/>
    </style:style>
    <style:style style:name="T7" style:family="text">
      <style:text-properties officeooo:rsid="003076b0"/>
    </style:style>
    <style:style style:name="T8" style:family="text">
      <style:text-properties officeooo:rsid="0030a4f1"/>
    </style:style>
    <style:style style:name="T9" style:family="text">
      <style:text-properties fo:color="#0066cc"/>
    </style:style>
    <style:style style:name="T10" style:family="text">
      <style:text-properties fo:color="#0066cc" officeooo:rsid="00311150"/>
    </style:style>
    <style:style style:name="T11" style:family="text">
      <style:text-properties fo:color="#0066cc" officeooo:rsid="001cb18a"/>
    </style:style>
    <style:style style:name="T12" style:family="text">
      <style:text-properties fo:color="#0066cc" officeooo:rsid="002611a9"/>
    </style:style>
    <style:style style:name="T13" style:family="text">
      <style:text-properties fo:color="#0066cc" officeooo:rsid="0033ae8d"/>
    </style:style>
    <style:style style:name="T14" style:family="text">
      <style:text-properties fo:color="#0066cc" officeooo:rsid="001cd029"/>
    </style:style>
    <style:style style:name="T15" style:family="text">
      <style:text-properties fo:color="#0066cc" officeooo:rsid="00352072"/>
    </style:style>
    <style:style style:name="T16" style:family="text">
      <style:text-properties fo:color="#0066cc" officeooo:rsid="001db07c"/>
    </style:style>
    <style:style style:name="T17" style:family="text">
      <style:text-properties fo:color="#0066cc" officeooo:rsid="00362542"/>
    </style:style>
    <style:style style:name="T18" style:family="text">
      <style:text-properties fo:color="#0066cc" officeooo:rsid="0037363c"/>
    </style:style>
    <style:style style:name="T19" style:family="text">
      <style:text-properties fo:color="#0066ff" officeooo:rsid="003ad592"/>
    </style:style>
    <style:style style:name="T20" style:family="text">
      <style:text-properties fo:color="#0066ff" officeooo:rsid="00403078"/>
    </style:style>
    <style:style style:name="T21" style:family="text">
      <style:text-properties fo:color="#0066ff" officeooo:rsid="00426c31"/>
    </style:style>
    <style:style style:name="T22" style:family="text">
      <style:text-properties fo:color="#0066ff" officeooo:rsid="004553ad"/>
    </style:style>
    <style:style style:name="T23" style:family="text">
      <style:text-properties fo:color="#000000"/>
    </style:style>
    <style:style style:name="T24" style:family="text">
      <style:text-properties fo:color="#000000" officeooo:rsid="003e7e13"/>
    </style:style>
    <style:style style:name="T25" style:family="text">
      <style:text-properties officeooo:rsid="003e7e13"/>
    </style:style>
    <style:style style:name="T26" style:family="text">
      <style:text-properties officeooo:rsid="003ad592"/>
    </style:style>
    <style:style style:name="T27" style:family="text">
      <style:text-properties officeooo:rsid="00426c31"/>
    </style:style>
    <style:style style:name="T28" style:family="text">
      <style:text-properties officeooo:rsid="0047cd11"/>
    </style:style>
    <style:style style:name="T29" style:family="text">
      <style:text-properties officeooo:rsid="004908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e des <text:span text:style-name="T7">fonctionnalités</text:span> du Chat</text:p>
      <text:p text:style-name="P11"/>
      <text:p text:style-name="P24">Le robot est capable de comprendre un grand nombre de phrase<text:span text:style-name="T28">s</text:span> list<text:span text:style-name="T28">ées</text:span> ci-dessous, il possède également des onglets permettant d’accéder à toutes les <text:span text:style-name="T28">fonctionnalités.</text:span></text:p>
      <text:p text:style-name="P24"/>
      <text:p text:style-name="P25">Attention : En cas de faute<text:span text:style-name="T29">s</text:span> de frappe, d’orthographe, ou de rajout de mot<text:span text:style-name="T29">s</text:span> dans la phrase, il se peut que le robot comprenne mais ne réponde pas correctement.</text:p>
      <text:p text:style-name="P11"/>
      <text:p text:style-name="P17">Phrases que comprend le Chat en fonction des requêtes.</text:p>
      <text:p text:style-name="P18"><text:span text:style-name="T23">Menu =&gt;</text:span> « menu », « accéder au menu »</text:p>
      <text:p text:style-name="P18"><text:span text:style-name="T23">Aide</text:span><text:span text:style-name="T24">s</text:span><text:span text:style-name="T23"> =&gt;</text:span> « help », « aide », « j’ai besoin d’aide<text:span text:style-name="T25">s</text:span> »</text:p>
      <text:p text:style-name="P20"><text:span text:style-name="T23">Changer de compte =&gt;</text:span> « changer de compte »</text:p>
      <text:p text:style-name="P21"><text:span text:style-name="T23">Pointage =&gt;</text:span> « pointage », « pointer »</text:p>
      <text:p text:style-name="P22"><text:span text:style-name="T23">Trajet =&gt;</text:span> « trajet », « itinéraire »</text:p>
      <text:p text:style-name="P2"/>
      <text:p text:style-name="P13">Planning : <text:span text:style-name="T9">« </text:span><text:span text:style-name="T10">planning », « emploi du temps »</text:span></text:p>
      <text:p text:style-name="P2"/>
      <text:p text:style-name="P2">- Consulter les X prochaines interventions : <text:span text:style-name="T9">« </text:span><text:span text:style-name="T10">comment consulter mes prochaines interventions ? » , « voir mes prochains services », « voir mes prochaines interventions », « comment consulter mes prochains services ? »</text:span></text:p>
      <text:p text:style-name="P2">- Consulter <text:span text:style-name="T1">le planning de la semaine prochaine : </text:span><text:span text:style-name="T11">« consulter le planning de la semaine prochaine », « planning semaine prochaine », « emploi du temps de la semaine prochaine »</text:span></text:p>
      <text:p text:style-name="P3">- <text:span text:style-name="T1">Consulter le planning de la fin de la semaine : </text:span><text:span text:style-name="T11">« consulter le planning de la </text:span><text:span text:style-name="T10">fin de la </text:span><text:span text:style-name="T11">semaine », « planning </text:span><text:span text:style-name="T10">de la fin de la </text:span><text:span text:style-name="T11">semaine », « emploi du temps de la </text:span><text:span text:style-name="T10">fin de la </text:span><text:span text:style-name="T11">semaine »</text:span></text:p>
      <text:p text:style-name="P2">- <text:span text:style-name="T5">Disponibilité, permet de savoir si l’employé est disponible un jour souhaité : </text:span><text:span text:style-name="T12">« disponibilité », « suis-je disponible? », « voir mes dispos », « dispo »</text:span></text:p>
      <text:p text:style-name="P2">- <text:span text:style-name="T5">Heures travaillées, permet de connaître le nombre d’heures travaillées et validées ou non depuis une date souhaitée : </text:span><text:span text:style-name="T12">« nombre d’heures travaillées ? », « combien d’heures j’ai travaillé ? »</text:span></text:p>
      <text:p text:style-name="P16"><text:span text:style-name="T5">- Pointage permet de pointer une intervention réalisée dans la journée : </text:span><text:span text:style-name="T19">« pointage », « pointer un service », « pointer une intervention », « valider une intervention », « valider un service »</text:span></text:p>
      <text:p text:style-name="P16"><text:span text:style-name="T26">- Pointage permet également de pointer une intervention et d’y laisser un commentaire.</text:span></text:p>
      <text:p text:style-name="P16"><text:span text:style-name="T27">- Pointage permet aussi de pointer toutes les interventions d’un coup cependant sans pouvoir y laisser de commentaire :</text:span><text:span text:style-name="T21"> « tout pointer », « pointer toutes les interventions », « </text:span><text:span text:style-name="T22">pointer tous les services »</text:span></text:p>
      <text:p text:style-name="P16"><text:span text:style-name="T26">- Commentaire prochaine intervention, permet de voir le commentaire lié à la prochaine intervention:</text:span><text:span text:style-name="T20"> « commentaire prochaine intervention »</text:span></text:p>
      <text:p text:style-name="P2"/>
      <text:p text:style-name="P14">Trajet : <text:span text:style-name="T9">« </text:span><text:span text:style-name="T17">afficher trajet », « trajet », « connaître trajet »</text:span></text:p>
      <text:p text:style-name="P4"/>
      <text:p text:style-name="P4">- Affiche dans <text:span text:style-name="T8">Google</text:span> map le trajet de la position actuelle jusque chez le prochain client : <text:span text:style-name="T9">« </text:span><text:span text:style-name="T13">trajet prochain client position actuelle », « me rendre chez mon prochain client de ma position actuelle »</text:span></text:p>
      <text:p text:style-name="P7">- Affiche dans <text:span text:style-name="T8">Google</text:span> map le trajet d’une adresse souhaitée jusque chez le prochain client : <text:span text:style-name="T9">« </text:span><text:span text:style-name="T13">trajet prochain client autre position », « me rendre chez mon prochain client d’une autre position »</text:span></text:p>
      <text:p text:style-name="P7">- Affiche dans <text:span text:style-name="T8">Google</text:span> map le trajet de la position actuelle jusque chez <text:span text:style-name="T6">un client en particulier : </text:span><text:span text:style-name="T9">« </text:span><text:span text:style-name="T13">trajet client position actuelle », « me rendre chez mon client de ma position actuelle »</text:span></text:p>
      <text:p text:style-name="P7">- Affiche dans <text:span text:style-name="T8">Google</text:span> map le trajet d’une adresse souhaitée jusque chez <text:span text:style-name="T6">un client en particulier : </text:span><text:span text:style-name="T9">« </text:span><text:span text:style-name="T13">trajet client autre position », « me rendre chez mon client d’une autre position »</text:span></text:p>
      <text:p text:style-name="P6">- Affiche dans <text:span text:style-name="T8">Google</text:span> map le trajet <text:span text:style-name="T2">du reste de journée partant et revenant à la position actuelle et passant par tous les clients de la journée : </text:span><text:span text:style-name="T14">« trajet de la journée position actuelle », « connaître le trajet de la journée partant de ma position actuelle »</text:span></text:p>
      <text:p text:style-name="P8"><text:soft-page-break/>- Affiche dans <text:span text:style-name="T8">Google</text:span> map le trajet <text:span text:style-name="T2">du reste de journée partant et revenant des adresses souhaitées et passant par tous les clients de la journée : </text:span><text:span text:style-name="T14">« trajet de la journée </text:span><text:span text:style-name="T15">autre </text:span><text:span text:style-name="T14">position », « connaître le trajet de la journée partant d’</text:span><text:span text:style-name="T15">une autre</text:span><text:span text:style-name="T14"> position »</text:span></text:p>
      <text:p text:style-name="P5"/>
      <text:p text:style-name="P15">Contact<text:span text:style-name="T4">e</text:span> : <text:span text:style-name="T9">« </text:span><text:span text:style-name="T18">contacte », « contacter client »</text:span></text:p>
      <text:p text:style-name="P15"/>
      <text:p text:style-name="P9">- <text:span text:style-name="T3">Permet de contacter le prochain client sur son fixe ou portable, sur un téléphone il suffit d’appuyer sur le bouton appel fixe ou appel portable pour appeler le client. Envoie également son adresse mail : </text:span><text:span text:style-name="T16">« contacter prochain client », « comment contacter mon prochain client? »</text:span></text:p>
      <text:p text:style-name="P10">- <text:span text:style-name="T3">Permet de contacter un client spécifique sur son fixe ou portable, sur un téléphone il suffit d’appuyer sur le bouton appel fixe ou appel portable pour appeler le client. Envoie également son adresse mail : </text:span><text:span text:style-name="T16">« comment contacter un client ? », « contacter un client en particulier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5:32:38.748680035</meta:creation-date>
    <dc:date>2017-06-22T16:02:36.519756700</dc:date>
    <meta:editing-duration>PT8H11M13S</meta:editing-duration>
    <meta:editing-cycles>36</meta:editing-cycles>
    <meta:generator>LibreOffice/5.1.6.2$Linux_X86_64 LibreOffice_project/10m0$Build-2</meta:generator>
    <meta:document-statistic meta:table-count="0" meta:image-count="0" meta:object-count="0" meta:page-count="2" meta:paragraph-count="29" meta:word-count="751" meta:character-count="4157" meta:non-whitespace-character-count="3435"/>
  </office:meta>
</office:document-meta>
</file>